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B80000038A9F5E8FEC2A21F9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2.2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396cm" svg:height="6.6cm" svg:x="0.25cm" svg:y="0.1cm">
          <draw:image xlink:href="Pictures/10000201000007B80000038A9F5E8FEC2A21F922.png" xlink:type="simple" xlink:show="embed" xlink:actuate="onLoad">
            <text:p/>
          </draw:image>
        </draw:frame>
        <draw:line draw:style-name="gr2" draw:text-style-name="P1" draw:layer="layout" svg:x1="1.3cm" svg:y1="7.4cm" svg:x2="1.1cm" svg:y2="5cm">
          <text:p/>
        </draw:line>
        <draw:frame draw:style-name="gr3" draw:text-style-name="P2" draw:layer="layout" svg:width="12.791cm" svg:height="1.361cm" svg:x="0.9cm" svg:y="7.4cm">
          <draw:text-box>
            <text:p><text:span text:style-name="T1">Gemeinsamer Bereich der Gruppe FB-ZWS Qualitas, </text:span></text:p>
            <text:p><text:span text:style-name="T1">hier sollen gemeinsame Publikationen abgelegt werd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1T06:49:12.143300000</dc:date>
    <meta:editing-duration>PT5M43S</meta:editing-duration>
    <meta:editing-cycles>4</meta:editing-cycles>
    <meta:generator>LibreOffice/5.4.3.2$MacOSX_X86_64 LibreOffice_project/92a7159f7e4af62137622921e809f8546db437e5</meta:generator>
    <meta:document-statistic meta:object-count="3"/>
  </office:meta>
</office:document-meta>
</file>